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0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style:keep-together="true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style:keep-together="true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style:keep-together="true" fo:keep-together="auto"/>
    </style:style>
    <style:style style:name="Tableau2.A1" style:family="table-cell">
      <style:table-cell-properties style:vertical-align="top" fo:padding="0.097cm" fo:border="0.035cm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style:keep-together="true" fo:keep-together="auto"/>
    </style:style>
    <style:style style:name="Tableau3.A1" style:family="table-cell">
      <style:table-cell-properties style:vertical-align="top" fo:padding="0.097cm" fo:border="0.035cm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4.2" style:family="table-row">
      <style:table-row-properties style:row-height="2.413cm" style:keep-together="true" fo:keep-together="auto"/>
    </style:style>
    <style:style style:name="Tableau4.A2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4.B2" style:family="table-cell">
      <style:table-cell-properties style:vertical-align="top" fo:padding="0.097cm" fo:border-left="0.018cm solid #000000" fo:border-right="none" fo:border-top="0.035cm solid #000000" fo:border-bottom="0.035cm solid #000000" style:writing-mode="lr-tb"/>
    </style:style>
    <style:style style:name="Tableau4.C2" style:family="table-cell">
      <style:table-cell-properties style:vertical-align="top" fo:padding="0.097cm" fo:border-left="0.018cm solid #000000" fo:border-right="0.035cm solid #000000" fo:border-top="0.035cm solid #000000" fo:border-bottom="0.035cm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097cm" fo:border="0.035cm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style:keep-together="true" fo:keep-together="auto"/>
    </style:style>
    <style:style style:name="Tableau5.A1" style:family="table-cell">
      <style:table-cell-properties style:vertical-align="top" fo:padding="0.097cm" fo:border="0.035cm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style:keep-together="true" fo:keep-together="auto"/>
    </style:style>
    <style:style style:name="Tableau6.A1" style:family="table-cell">
      <style:table-cell-properties style:vertical-align="top" fo:background-color="transparent" fo:padding="0.097cm" fo:border="0.035cm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style:keep-together="true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0.035cm solid #000000" fo:border-right="0.035cm solid #000000" fo:border-top="0.035cm solid #000000" fo:border-bottom="none" style:writing-mode="lr-tb"/>
    </style:style>
    <style:style style:name="Tableau7.2" style:family="table-row">
      <style:table-row-properties style:min-row-height="1.591cm" style:keep-together="true" fo:keep-together="auto"/>
    </style:style>
    <style:style style:name="Tableau7.B2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 fo:line-height="100%"/>
      <style:text-properties fo:font-size="3pt" style:font-size-asian="3pt" style:font-size-complex="3pt"/>
    </style:style>
    <style:style style:name="P18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0" style:family="paragraph" style:parent-style-name="Standard">
      <style:paragraph-properties fo:margin-left="-0.026cm" fo:margin-right="0.007cm" fo:margin-top="0.199cm" fo:margin-bottom="0.199cm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text-properties fo:font-size="5pt" style:font-size-asian="5pt" style:font-size-complex="5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style:font-size-asian="10pt" style:font-size-complex="10pt"/>
    </style:style>
    <style:style style:name="P41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margin-top="0.3cm" fo:margin-bottom="0cm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6" style:family="paragraph" style:parent-style-name="Table_20_Contents">
      <style:paragraph-properties fo:margin-top="0.3cm" fo:margin-bottom="0cm" fo:text-align="center" style:justify-single-word="false" style:snap-to-layout-grid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Table_20_Contents">
      <style:paragraph-properties fo:margin-top="0.3cm" fo:margin-bottom="0cm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4">[var.ets_nom]</text:p>
            <text:p text:style-name="P42"/>
            <text:p text:style-name="P33">[var.ets_adr1]</text:p>
            <text:p text:style-name="P33">[var.ets_adr2]</text:p>
            <text:p text:style-name="P44">[var.ets_cp] [var.ets_ville]</text:p>
            <text:p text:style-name="P35"/>
            <text:p text:style-name="P37">Tél :[var.ets_tel] - Fax :[var.ets_fax]</text:p>
            <text:p text:style-name="P37">Mel :[var.ets_email]</text:p>
          </table:table-cell>
          <table:table-cell table:style-name="Tableau1.A1" table:number-columns-spanned="2" office:value-type="string">
            <text:p text:style-name="P47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5"/>
          </table:table-cell>
          <table:table-cell table:style-name="Tableau1.C2" office:value-type="string">
            <text:p text:style-name="P38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6"/>
          </table:table-cell>
          <table:covered-table-cell/>
        </table:table-row>
      </table:table>
      <text:p text:style-name="P17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[var.travail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Nom, fonction et signature du responsable de la sanction</text:p>
          </table:table-cell>
          <table:table-cell table:style-name="Tableau4.A1" office:value-type="string">
            <text:p text:style-name="P29">Signature du chef d'établissement</text:p>
          </table:table-cell>
          <table:table-cell table:style-name="Tableau4.A1" office:value-type="string">
            <text:p text:style-name="P29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8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6">Cadre réservé à la vie scolaire</text:p>
            <text:p text:style-name="P34"/>
            <text:p text:style-name="P40">Une fois complétée, merci de bien vouloir <text:span text:style-name="T8">déposer la retenue</text:span> à la Vie scolaire <text:span text:style-name="T8">avec le travail que vous prévoyez</text:span>.</text:p>
            <text:p text:style-name="P34"/>
            <text:p text:style-name="P39"><text:span text:style-name="T9">Jour et horaire de la retenue</text:span> :</text:p>
            <text:p text:style-name="P41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</table:table-cell>
        </table:table-row>
      </table:table>
      <text:p text:style-name="P18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0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9">Retenue fixée le</text:span> : <text:span text:style-name="T8">[var.date_retenue]</text:span><text:tab/>, à <text:span text:style-name="T8">[var.h_deb]</text:span><text:tab/>. <text:span text:style-name="T9">Durée</text:span> : <text:span text:style-name="T8">[var.duree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1"/>
          </table:table-cell>
          <table:table-cell table:style-name="Tableau7.B1" office:value-type="string">
            <text:p text:style-name="P32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3">[var.num_incident]</text:p>
          </table:table-cell>
        </table:table-row>
      </table:table>
      <text:p text:style-name="P18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es Barres</dc:title>
    <meta:initial-creator>Eric ABGRALL</meta:initial-creator>
    <meta:creation-date>2009-02-10T18:54:35</meta:creation-date>
    <dc:date>2009-07-06T18:41:53</dc:date>
    <meta:editing-cycles>6</meta:editing-cycles>
    <meta:editing-duration>PT12M26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2" meta:paragraph-count="38" meta:word-count="245" meta:character-count="1597"/>
  </office:meta>
</office:document-meta>
</file>